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3.5937in"/>
    </style:style>
    <style:style style:name="co6" style:family="table-column">
      <style:table-column-properties fo:break-before="auto" style:column-width="1.92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room number</text:p>
          </table:table-cell>
          <table:table-cell table:style-name="Default" office:value-type="string">
            <text:p>room offset</text:p>
          </table:table-cell>
          <table:table-cell table:style-name="Default" office:value-type="string">
            <text:p>state number</text:p>
          </table:table-cell>
          <table:table-cell table:style-name="Default" office:value-type="string">
            <text:p>layer handling</text:p>
          </table:table-cell>
          <table:table-cell office:value-type="string">
            <text:p>room description</text:p>
          </table:table-cell>
          <table:table-cell office:value-type="string">
            <text:p>state description</text:p>
          </table:table-cell>
          <table:table-cell office:value-type="string">
            <text:p>layer handling description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7b1bb</text:p>
          </table:table-cell>
          <table:table-cell table:number-columns-repeated="2" office:value-type="string">
            <text:p>0</text:p>
          </table:table-cell>
          <table:table-cell office:value-type="string">
            <text:p>pre lower Norfair save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7b6ee</text:p>
          </table:table-cell>
          <table:table-cell table:number-columns-repeated="2" office:value-type="string">
            <text:p>0</text:p>
          </table:table-cell>
          <table:table-cell office:value-type="string">
            <text:p>lower Norfair energy tank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7b741</text:p>
          </table:table-cell>
          <table:table-cell table:number-columns-repeated="2" office:value-type="string">
            <text:p>0</text:p>
          </table:table-cell>
          <table:table-cell office:value-type="string">
            <text:p>lower Norfair save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7ce8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wrecked ship save</text:p>
          </table:table-cell>
          <table:table-cell office:value-type="string">
            <text:p>unpowered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7d3df</text:p>
          </table:table-cell>
          <table:table-cell table:number-columns-repeated="2" office:value-type="string">
            <text:p>0</text:p>
          </table:table-cell>
          <table:table-cell office:value-type="string">
            <text:p>first Maridia save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7d9d4</text:p>
          </table:table-cell>
          <table:table-cell table:number-columns-repeated="2" office:value-type="string">
            <text:p>0</text:p>
          </table:table-cell>
          <table:table-cell office:value-type="string">
            <text:p>pre Draygon energy refill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7d9fe</text:p>
          </table:table-cell>
          <table:table-cell table:number-columns-repeated="2" office:value-type="string">
            <text:p>0</text:p>
          </table:table-cell>
          <table:table-cell office:value-type="string">
            <text:p>room after space jump training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7da2b</text:p>
          </table:table-cell>
          <table:table-cell table:number-columns-repeated="2" office:value-type="string">
            <text:p>0</text:p>
          </table:table-cell>
          <table:table-cell office:value-type="string">
            <text:p>space jump training</text:p>
          </table:table-cell>
          <table:table-cell/>
          <table:table-cell office:value-type="string">
            <text:p>water, waterfall?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7df1b</text:p>
          </table:table-cell>
          <table:table-cell table:number-columns-repeated="2" office:value-type="string">
            <text:p>0</text:p>
          </table:table-cell>
          <table:table-cell office:value-type="string">
            <text:p>first Tourian save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7e82c</text:p>
          </table:table-cell>
          <table:table-cell table:number-columns-repeated="2" office:value-type="string">
            <text:p>0</text:p>
          </table:table-cell>
          <table:table-cell office:value-type="string">
            <text:p>debu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2fd</text:p>
          </table:table-cell>
          <table:table-cell office:value-type="string">
            <text:p>0</text:p>
          </table:table-cell>
          <table:table-cell office:value-type="string">
            <text:p>9194</text:p>
          </table:table-cell>
          <table:table-cell office:value-type="string">
            <text:p>Alcatraz escape</text:p>
          </table:table-cell>
          <table:table-cell office:value-type="string">
            <text:p>exploding</text:p>
          </table:table-cell>
          <table:table-cell office:value-type="string">
            <text:p>background 2 direction parallax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796ba</text:p>
          </table:table-cell>
          <table:table-cell office:value-type="string">
            <text:p>0</text:p>
          </table:table-cell>
          <table:table-cell office:value-type="string">
            <text:p>91a9</text:p>
          </table:table-cell>
          <table:table-cell office:value-type="string">
            <text:p>climb</text:p>
          </table:table-cell>
          <table:table-cell office:value-type="string">
            <text:p>exploding</text:p>
          </table:table-cell>
          <table:table-cell office:value-type="string">
            <text:p>background vertical parallax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9804</text:p>
          </table:table-cell>
          <table:table-cell office:value-type="string">
            <text:p>0</text:p>
          </table:table-cell>
          <table:table-cell office:value-type="string">
            <text:p>91b2</text:p>
          </table:table-cell>
          <table:table-cell office:value-type="string">
            <text:p>Bomb Torizo</text:p>
          </table:table-cell>
          <table:table-cell office:value-type="string">
            <text:p>exploding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9879</text:p>
          </table:table-cell>
          <table:table-cell office:value-type="string">
            <text:p>0</text:p>
          </table:table-cell>
          <table:table-cell office:value-type="string">
            <text:p>91bb</text:p>
          </table:table-cell>
          <table:table-cell office:value-type="string">
            <text:p>Bomb Torizo hallway</text:p>
          </table:table-cell>
          <table:table-cell office:value-type="string">
            <text:p>exploding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2fd</text:p>
          </table:table-cell>
          <table:table-cell office:value-type="string">
            <text:p>1</text:p>
          </table:table-cell>
          <table:table-cell office:value-type="string">
            <text:p>91bc</text:p>
          </table:table-cell>
          <table:table-cell office:value-type="string">
            <text:p>climb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796ba</text:p>
          </table:table-cell>
          <table:table-cell office:value-type="string">
            <text:p>1</text:p>
          </table:table-cell>
          <table:table-cell office:value-type="string">
            <text:p>91bc</text:p>
          </table:table-cell>
          <table:table-cell office:value-type="string">
            <text:p>climb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975c</text:p>
          </table:table-cell>
          <table:table-cell office:value-type="string">
            <text:p>0</text:p>
          </table:table-cell>
          <table:table-cell office:value-type="string">
            <text:p>91bc</text:p>
          </table:table-cell>
          <table:table-cell office:value-type="string">
            <text:p>old Mother Brain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97b5</text:p>
          </table:table-cell>
          <table:table-cell office:value-type="string">
            <text:p>0</text:p>
          </table:table-cell>
          <table:table-cell office:value-type="string">
            <text:p>91bc</text:p>
          </table:table-cell>
          <table:table-cell office:value-type="string">
            <text:p>top of elevator to morph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79e9f</text:p>
          </table:table-cell>
          <table:table-cell office:value-type="string">
            <text:p>0</text:p>
          </table:table-cell>
          <table:table-cell office:value-type="string">
            <text:p>91bc</text:p>
          </table:table-cell>
          <table:table-cell office:value-type="string">
            <text:p>morph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79f11</text:p>
          </table:table-cell>
          <table:table-cell office:value-type="string">
            <text:p>0</text:p>
          </table:table-cell>
          <table:table-cell office:value-type="string">
            <text:p>91bc</text:p>
          </table:table-cell>
          <table:table-cell office:value-type="string">
            <text:p>morph-missiles junction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79f64</text:p>
          </table:table-cell>
          <table:table-cell office:value-type="string">
            <text:p>0</text:p>
          </table:table-cell>
          <table:table-cell office:value-type="string">
            <text:p>91bc</text:p>
          </table:table-cell>
          <table:table-cell office:value-type="string">
            <text:p>2nd missiles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91f8</text:p>
          </table:table-cell>
          <table:table-cell office:value-type="string">
            <text:p>0</text:p>
          </table:table-cell>
          <table:table-cell office:value-type="string">
            <text:p>91bd</text:p>
          </table:table-cell>
          <table:table-cell office:value-type="string">
            <text:p>ship</text:p>
          </table:table-cell>
          <table:table-cell office:value-type="string">
            <text:p>exploding</text:p>
          </table:table-cell>
          <table:table-cell office:value-type="string">
            <text:p>exploding cloud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91f8</text:p>
          </table:table-cell>
          <table:table-cell office:value-type="string">
            <text:p>1</text:p>
          </table:table-cell>
          <table:table-cell office:value-type="string">
            <text:p>91c9</text:p>
          </table:table-cell>
          <table:table-cell office:value-type="string">
            <text:p>ship</text:p>
          </table:table-cell>
          <table:table-cell office:value-type="string">
            <text:p>dead (rain and thunder)</text:p>
          </table:table-cell>
          <table:table-cell office:value-type="string">
            <text:p>cloud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91f8</text:p>
          </table:table-cell>
          <table:table-cell office:value-type="string">
            <text:p>2</text:p>
          </table:table-cell>
          <table:table-cell office:value-type="string">
            <text:p>91c9</text:p>
          </table:table-cell>
          <table:table-cell office:value-type="string">
            <text:p>ship</text:p>
          </table:table-cell>
          <table:table-cell office:value-type="string">
            <text:p>power bombs (brassy music)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791f8</text:p>
          </table:table-cell>
          <table:table-cell office:value-type="string">
            <text:p>3</text:p>
          </table:table-cell>
          <table:table-cell office:value-type="string">
            <text:p>91c9</text:p>
          </table:table-cell>
          <table:table-cell office:value-type="string">
            <text:p>ship</text:p>
          </table:table-cell>
          <table:table-cell office:value-type="string">
            <text:p>aliv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93fe</text:p>
          </table:table-cell>
          <table:table-cell office:value-type="string">
            <text:p>0</text:p>
          </table:table-cell>
          <table:table-cell office:value-type="string">
            <text:p>91ce</text:p>
          </table:table-cell>
          <table:table-cell office:value-type="string">
            <text:p>ocean</text:p>
          </table:table-cell>
          <table:table-cell/>
          <table:table-cell office:value-type="string">
            <text:p>clouds, water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94fd</text:p>
          </table:table-cell>
          <table:table-cell office:value-type="string">
            <text:p>0</text:p>
          </table:table-cell>
          <table:table-cell office:value-type="string">
            <text:p>91ce</text:p>
          </table:table-cell>
          <table:table-cell office:value-type="string">
            <text:p>Maridia-side ocean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7968f</text:p>
          </table:table-cell>
          <table:table-cell office:value-type="string">
            <text:p>0</text:p>
          </table:table-cell>
          <table:table-cell office:value-type="string">
            <text:p>91ce</text:p>
          </table:table-cell>
          <table:table-cell office:value-type="string">
            <text:p>orange Geemer tunne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2b3</text:p>
          </table:table-cell>
          <table:table-cell office:value-type="string">
            <text:p>1</text:p>
          </table:table-cell>
          <table:table-cell office:value-type="string">
            <text:p>91d3</text:p>
          </table:table-cell>
          <table:table-cell office:value-type="string">
            <text:p>gauntlet room 1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92b3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gauntlet room 1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92fd</text:p>
          </table:table-cell>
          <table:table-cell office:value-type="string">
            <text:p>2</text:p>
          </table:table-cell>
          <table:table-cell office:value-type="string">
            <text:p>91d3</text:p>
          </table:table-cell>
          <table:table-cell office:value-type="string">
            <text:p>Alcatraz escape</text:p>
          </table:table-cell>
          <table:table-cell office:value-type="string">
            <text:p>dead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93aa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power bombs near ship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93d5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first save point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9461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room before orange geemer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948c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4cc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9552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Crateria toward Maridia Kagos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7957d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Crateria toward Maridia bomb maze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95a8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Crateria toward Maridia power bomb door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95d4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tunnel right of ship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95ff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missiles on way to Wrecked Ship</text:p>
          </table:table-cell>
          <table:table-cell/>
          <table:table-cell office:value-type="string">
            <text:p>water, 2 way paralla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7962a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top of Crateria-Brinstar elevator, below green crab hole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7965b</text:p>
          </table:table-cell>
          <table:table-cell office:value-type="string">
            <text:p>0</text:p>
          </table:table-cell>
          <table:table-cell office:value-type="string">
            <text:p>91d3</text:p>
          </table:table-cell>
          <table:table-cell office:value-type="string">
            <text:p>gauntlet room 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796ba</text:p>
          </table:table-cell>
          <table:table-cell office:value-type="string">
            <text:p>2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7975c</text:p>
          </table:table-cell>
          <table:table-cell office:value-type="string">
            <text:p>1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97b5</text:p>
          </table:table-cell>
          <table:table-cell office:value-type="string">
            <text:p>1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9804</text:p>
          </table:table-cell>
          <table:table-cell office:value-type="string">
            <text:p>1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79804</text:p>
          </table:table-cell>
          <table:table-cell office:value-type="string">
            <text:p>2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9879</text:p>
          </table:table-cell>
          <table:table-cell office:value-type="string">
            <text:p>2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9879</text:p>
          </table:table-cell>
          <table:table-cell office:value-type="string">
            <text:p>1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798e2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7990d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79938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79969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79994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799bd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799f9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79a44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79a44</text:p>
          </table:table-cell>
          <table:table-cell office:value-type="string">
            <text:p>1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79a90</text:p>
          </table:table-cell>
          <table:table-cell office:value-type="string">
            <text:p>0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79a90</text:p>
          </table:table-cell>
          <table:table-cell office:value-type="string">
            <text:p>1</text:p>
          </table:table-cell>
          <table:table-cell office:value-type="string">
            <text:p>91d4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79ad9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79b5b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79b9d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79bc8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79c07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79c35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79c5e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79c89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79cb3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79d19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79d9c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79dc7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79dc7</text:p>
          </table:table-cell>
          <table:table-cell office:value-type="string">
            <text:p>1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79e11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79e52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79e9f</text:p>
          </table:table-cell>
          <table:table-cell office:value-type="string">
            <text:p>1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79f11</text:p>
          </table:table-cell>
          <table:table-cell office:value-type="string">
            <text:p>1</text:p>
          </table:table-cell>
          <table:table-cell office:value-type="string">
            <text:p>91d5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79f64</text:p>
          </table:table-cell>
          <table:table-cell office:value-type="string">
            <text:p>1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79fba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79fe5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7a011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7a051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7a07b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7a0a4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7a0d2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7a107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7a130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7a15b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7a184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7a1ad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7a1d8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7a201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7a22a</text:p>
          </table:table-cell>
          <table:table-cell office:value-type="string">
            <text:p>0</text:p>
          </table:table-cell>
          <table:table-cell office:value-type="string">
            <text:p>91d5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7a253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7a293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7a2ce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7a2f7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7a322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7a37c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7a3ae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7a3dd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7a408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7a447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7a471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7a4b1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7a4da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7a521</text:p>
          </table:table-cell>
          <table:table-cell office:value-type="string">
            <text:p>1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7a521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7a56b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7a59f</text:p>
          </table:table-cell>
          <table:table-cell office:value-type="string">
            <text:p>1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7a59f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7a5ed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7a618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7a641</text:p>
          </table:table-cell>
          <table:table-cell office:value-type="string">
            <text:p>0</text:p>
          </table:table-cell>
          <table:table-cell office:value-type="string">
            <text:p>91d6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7a66a</text:p>
          </table:table-cell>
          <table:table-cell office:value-type="string">
            <text:p>0</text:p>
          </table:table-cell>
          <table:table-cell office:value-type="string">
            <text:p>91d7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7a6a1</text:p>
          </table:table-cell>
          <table:table-cell office:value-type="string">
            <text:p>0</text:p>
          </table:table-cell>
          <table:table-cell office:value-type="string">
            <text:p>91f4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7a6e2</text:p>
          </table:table-cell>
          <table:table-cell office:value-type="string">
            <text:p>0</text:p>
          </table:table-cell>
          <table:table-cell office:value-type="string">
            <text:p>91f4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7a70b</text:p>
          </table:table-cell>
          <table:table-cell office:value-type="string">
            <text:p>0</text:p>
          </table:table-cell>
          <table:table-cell office:value-type="string">
            <text:p>91f4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7a734</text:p>
          </table:table-cell>
          <table:table-cell office:value-type="string">
            <text:p>0</text:p>
          </table:table-cell>
          <table:table-cell office:value-type="string">
            <text:p>91f4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7a75d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7a788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7a7b3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7a7de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7a815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7a865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7a890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7a8b9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7a8f8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7a923</text:p>
          </table:table-cell>
          <table:table-cell office:value-type="string">
            <text:p>0</text:p>
          </table:table-cell>
          <table:table-cell office:value-type="string">
            <text:p>91f5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7a98d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7a98d</text:p>
          </table:table-cell>
          <table:table-cell office:value-type="string">
            <text:p>1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7a9e5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7aa0e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7aa41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7aa82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7aab5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7aade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7ab07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7ab3b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7ab64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7ab8f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7abd2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7ac00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7ac2b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7ac5a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7ac83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7acb3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7acf0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7ad1b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7ad5e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7adad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7adde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7ae07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7ae32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7ae74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7aeb4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7aedf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7af14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7af3f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7af72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7afa3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7afce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7affb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7b026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7b051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7b07a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7b0b4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7b0dd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7b106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7b139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7b167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7b192</text:p>
          </table:table-cell>
          <table:table-cell office:value-type="string">
            <text:p>0</text:p>
          </table:table-cell>
          <table:table-cell office:value-type="string">
            <text:p>91f6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7b1e5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7b236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7b283</text:p>
          </table:table-cell>
          <table:table-cell office:value-type="string">
            <text:p>1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7b283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7b2da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7b305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7b32e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7b32e</text:p>
          </table:table-cell>
          <table:table-cell office:value-type="string">
            <text:p>1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7b37a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7b3a5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7b3e1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7b40a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7b457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7b482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7b4ad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7b4e5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7b510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7b55a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7b585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7b5d5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7b62b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7b656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7b698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7b6c1</text:p>
          </table:table-cell>
          <table:table-cell office:value-type="string">
            <text:p>0</text:p>
          </table:table-cell>
          <table:table-cell office:value-type="string">
            <text:p>91f7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7c98e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7c98e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7ca08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7ca08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7ca52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7ca52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7caae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7caae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7caf6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7caf6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7cb8b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7cb8b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7cbd5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7cbd5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7cc27</text:p>
          </table:table-cell>
          <table:table-cell office:value-type="string">
            <text:p>0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7cc27</text:p>
          </table:table-cell>
          <table:table-cell office:value-type="string">
            <text:p>1</text:p>
          </table:table-cell>
          <table:table-cell office:value-type="string">
            <text:p>c8c7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7cc6f</text:p>
          </table:table-cell>
          <table:table-cell office:value-type="string">
            <text:p>1</text:p>
          </table:table-cell>
          <table:table-cell office:value-type="string">
            <text:p>c8c8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7cc6f</text:p>
          </table:table-cell>
          <table:table-cell office:value-type="string">
            <text:p>0</text:p>
          </table:table-cell>
          <table:table-cell office:value-type="string">
            <text:p>c8c8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7cccb</text:p>
          </table:table-cell>
          <table:table-cell office:value-type="string">
            <text:p>0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7cccb</text:p>
          </table:table-cell>
          <table:table-cell office:value-type="string">
            <text:p>1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7cd13</text:p>
          </table:table-cell>
          <table:table-cell office:value-type="string">
            <text:p>0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7cd13</text:p>
          </table:table-cell>
          <table:table-cell office:value-type="string">
            <text:p>1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7cd5c</text:p>
          </table:table-cell>
          <table:table-cell office:value-type="string">
            <text:p>0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7cd5c</text:p>
          </table:table-cell>
          <table:table-cell office:value-type="string">
            <text:p>1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7cda8</text:p>
          </table:table-cell>
          <table:table-cell office:value-type="string">
            <text:p>0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7cda8</text:p>
          </table:table-cell>
          <table:table-cell office:value-type="string">
            <text:p>1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7cdf1</text:p>
          </table:table-cell>
          <table:table-cell office:value-type="string">
            <text:p>1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7cdf1</text:p>
          </table:table-cell>
          <table:table-cell office:value-type="string">
            <text:p>0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7ce40</text:p>
          </table:table-cell>
          <table:table-cell office:value-type="string">
            <text:p>0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7ce40</text:p>
          </table:table-cell>
          <table:table-cell office:value-type="string">
            <text:p>1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7ce8a</text:p>
          </table:table-cell>
          <table:table-cell office:value-type="string">
            <text:p>0</text:p>
          </table:table-cell>
          <table:table-cell office:value-type="string">
            <text:p>c8d0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7ced2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7cefb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7cefb</text:p>
          </table:table-cell>
          <table:table-cell office:value-type="string">
            <text:p>1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7cf54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7cf80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7cfc9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7d017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7d055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7d08a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7d0b9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7d104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7d13b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7d16d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7d1a3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7d1dd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7d21c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7d252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7d27e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7d2aa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7d2d9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7d30b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7d340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7d387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7d3b6</text:p>
          </table:table-cell>
          <table:table-cell office:value-type="string">
            <text:p>0</text:p>
          </table:table-cell>
          <table:table-cell office:value-type="string">
            <text:p>c8d1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7d408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7d433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7d461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7d48e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7d4c2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7d4ef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7d51e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7d54d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7d57a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7d5a7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7d5ec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7d617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7d646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7d69a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7d6d0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7d6fd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7d72a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7d765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7d78f</text:p>
          </table:table-cell>
          <table:table-cell office:value-type="string">
            <text:p>1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7d78f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7d7e4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7d81a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7d845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7d86e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7d898</text:p>
          </table:table-cell>
          <table:table-cell office:value-type="string">
            <text:p>0</text:p>
          </table:table-cell>
          <table:table-cell office:value-type="string">
            <text:p>c8d2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7d8c5</text:p>
          </table:table-cell>
          <table:table-cell office:value-type="string">
            <text:p>1</text:p>
          </table:table-cell>
          <table:table-cell office:value-type="string">
            <text:p>c8d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7d8c5</text:p>
          </table:table-cell>
          <table:table-cell office:value-type="string">
            <text:p>0</text:p>
          </table:table-cell>
          <table:table-cell office:value-type="string">
            <text:p>c8dc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7d913</text:p>
          </table:table-cell>
          <table:table-cell office:value-type="string">
            <text:p>0</text:p>
          </table:table-cell>
          <table:table-cell office:value-type="string">
            <text:p>c8dc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7d95e</text:p>
          </table:table-cell>
          <table:table-cell office:value-type="string">
            <text:p>1</text:p>
          </table:table-cell>
          <table:table-cell office:value-type="string">
            <text:p>c8dc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7d95e</text:p>
          </table:table-cell>
          <table:table-cell office:value-type="string">
            <text:p>0</text:p>
          </table:table-cell>
          <table:table-cell office:value-type="string">
            <text:p>c8dc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7d9aa</text:p>
          </table:table-cell>
          <table:table-cell office:value-type="string">
            <text:p>0</text:p>
          </table:table-cell>
          <table:table-cell office:value-type="string">
            <text:p>c8dc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7da60</text:p>
          </table:table-cell>
          <table:table-cell office:value-type="string">
            <text:p>1</text:p>
          </table:table-cell>
          <table:table-cell office:value-type="string">
            <text:p>c8dd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7da60</text:p>
          </table:table-cell>
          <table:table-cell office:value-type="string">
            <text:p>0</text:p>
          </table:table-cell>
          <table:table-cell office:value-type="string">
            <text:p>c8dd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7daae</text:p>
          </table:table-cell>
          <table:table-cell office:value-type="string">
            <text:p>0</text:p>
          </table:table-cell>
          <table:table-cell office:value-type="string">
            <text:p>c90a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7dae1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7dae1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7db31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7db31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7db7d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7db7d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7dbcd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7dbcd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7dc19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7dc19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7dc65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7dc65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7dcb1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7dcb1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7dcff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7dd2e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7dd58</text:p>
          </table:table-cell>
          <table:table-cell office:value-type="string">
            <text:p>2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7dd58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7dd58</text:p>
          </table:table-cell>
          <table:table-cell office:value-type="string">
            <text:p>1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7ddc4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7ddf3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7de23</text:p>
          </table:table-cell>
          <table:table-cell office:value-type="string">
            <text:p>0</text:p>
          </table:table-cell>
          <table:table-cell office:value-type="string">
            <text:p>c91e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7de4d</text:p>
          </table:table-cell>
          <table:table-cell office:value-type="string">
            <text:p>0</text:p>
          </table:table-cell>
          <table:table-cell office:value-type="string">
            <text:p>c91f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7de7a</text:p>
          </table:table-cell>
          <table:table-cell office:value-type="string">
            <text:p>0</text:p>
          </table:table-cell>
          <table:table-cell office:value-type="string">
            <text:p>c93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7dea7</text:p>
          </table:table-cell>
          <table:table-cell office:value-type="string">
            <text:p>0</text:p>
          </table:table-cell>
          <table:table-cell office:value-type="string">
            <text:p>c94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7dede</text:p>
          </table:table-cell>
          <table:table-cell office:value-type="string">
            <text:p>0</text:p>
          </table:table-cell>
          <table:table-cell office:value-type="string">
            <text:p>c953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7df45</text:p>
          </table:table-cell>
          <table:table-cell office:value-type="string">
            <text:p>0</text:p>
          </table:table-cell>
          <table:table-cell office:value-type="string">
            <text:p>c96e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7df45</text:p>
          </table:table-cell>
          <table:table-cell office:value-type="string">
            <text:p>1</text:p>
          </table:table-cell>
          <table:table-cell office:value-type="string">
            <text:p>c976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7df8d</text:p>
          </table:table-cell>
          <table:table-cell office:value-type="string">
            <text:p>0</text:p>
          </table:table-cell>
          <table:table-cell office:value-type="string">
            <text:p>c976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7df8d</text:p>
          </table:table-cell>
          <table:table-cell office:value-type="string">
            <text:p>1</text:p>
          </table:table-cell>
          <table:table-cell office:value-type="string">
            <text:p>c97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7dfd7</text:p>
          </table:table-cell>
          <table:table-cell office:value-type="string">
            <text:p>1</text:p>
          </table:table-cell>
          <table:table-cell office:value-type="string">
            <text:p>c976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7dfd7</text:p>
          </table:table-cell>
          <table:table-cell office:value-type="string">
            <text:p>0</text:p>
          </table:table-cell>
          <table:table-cell office:value-type="string">
            <text:p>c976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7e021</text:p>
          </table:table-cell>
          <table:table-cell office:value-type="string">
            <text:p>1</text:p>
          </table:table-cell>
          <table:table-cell office:value-type="string">
            <text:p>c97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7e021</text:p>
          </table:table-cell>
          <table:table-cell office:value-type="string">
            <text:p>0</text:p>
          </table:table-cell>
          <table:table-cell office:value-type="string">
            <text:p>c976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7e06b</text:p>
          </table:table-cell>
          <table:table-cell office:value-type="string">
            <text:p>1</text:p>
          </table:table-cell>
          <table:table-cell office:value-type="string">
            <text:p>c976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7e06b</text:p>
          </table:table-cell>
          <table:table-cell office:value-type="string">
            <text:p>0</text:p>
          </table:table-cell>
          <table:table-cell office:value-type="string">
            <text:p>c976</text:p>
          </table:table-cell>
          <table:table-cell table:number-columns-repeated="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7e0b5</text:p>
          </table:table-cell>
          <table:table-cell office:value-type="string">
            <text:p>1</text:p>
          </table:table-cell>
          <table:table-cell office:value-type="string">
            <text:p>c97b</text:p>
          </table:table-cell>
          <table:table-cell office:value-type="string">
            <text:p>Ceres Ridley room</text:p>
          </table:table-cell>
          <table:table-cell/>
          <table:table-cell office:value-type="string">
            <text:p>use tile graphics near sprites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7e0b5</text:p>
          </table:table-cell>
          <table:table-cell office:value-type="string">
            <text:p>0</text:p>
          </table:table-cell>
          <table:table-cell office:value-type="string">
            <text:p>c97b</text:p>
          </table:table-cell>
          <table:table-cell office:value-type="string">
            <text:p>Ceres Ridley room</text:p>
          </table:table-cell>
          <table:table-cell office:value-type="string">
            <text:p>exploding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2:Sheet1.F325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4/22/2013</text:date>, <text:time>22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4-21T20:47:50.22</meta:creation-date>
    <dc:date>2013-04-22T22:46:02.22</dc:date>
    <meta:editing-duration>PT02H38M57S</meta:editing-duration>
    <meta:editing-cycles>8</meta:editing-cycles>
    <meta:generator>OpenOffice.org/3.0$Win32 OpenOffice.org_project/300m9$Build-9358</meta:generator>
    <meta:document-statistic meta:table-count="3" meta:cell-count="1374" meta:object-count="0"/>
    <meta:user-defined meta:name="Info 1"/>
    <meta:user-defined meta:name="Info 2"/>
    <meta:user-defined meta:name="Info 3"/>
    <meta:user-defined meta:name="Info 4"/>
  </office:meta>
</office:document-meta>
</file>